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6600"/>
    </style:style>
    <style:style style:name="P2" style:family="paragraph" style:parent-style-name="Standard">
      <style:text-properties fo:color="#ff6600"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ISUDDIN GHANIZADA <text:s/>Rossfeldstrasse 19 <text:s text:c="2"/>3004 Bern </text:p>
      <text:p text:style-name="Standard">Contact: 0779540058</text:p>
      <text:p text:style-name="Standard"><text:s/></text:p>
      <text:p text:style-name="Standard">Date of Birth 10.May.1992 </text:p>
      <text:p text:style-name="Standard">Marital Status Single </text:p>
      <text:p text:style-name="Standard">Nationality Afghan </text:p>
      <text:p text:style-name="Standard">Gender: <text:s text:c="12"/>Male </text:p>
      <text:p text:style-name="Standard"><text:s/></text:p>
      <text:p text:style-name="Standard">WORK EXPERIENCE </text:p>
      <text:p text:style-name="Standard">side note: atlease one line of explai</text:p>
      <text:p text:style-name="Standard"><text:s/></text:p>
      <text:p text:style-name="Standard">Juli 2016 – Sep 2017 <text:s text:c="2"/>Computer teacher <text:s/>kompetenzzentrum integration stadt bern </text:p>
      <text:p text:style-name="Standard">March 2016 – Jan 2018 <text:s/>German Dari interpreter KKF Bern <text:s/></text:p>
      <text:p text:style-name="Standard"><text:s/></text:p>
      <text:p text:style-name="Standard">Feb 2015 – Nov 2015 <text:s/>Sales and Marketing Manager (Afghanistan Monitoring &amp; Research) Kabul Afg. </text:p>
      <text:p text:style-name="Standard"><text:s/></text:p>
      <text:p text:style-name="Standard">Jan 2015 - &gt;Nov 2015 <text:s/>Marketing Manager, Pixel Entertainment, Kabul Afg. </text:p>
      <text:p text:style-name="Standard"><text:s/></text:p>
      <text:p text:style-name="Standard">Jan 2014 – Oct 2014 <text:s/>Sales &amp; Marketing <text:span text:style-name="T1">Executive</text:span>, 1TVmedia, Kabul Afg. </text:p>
      <text:p text:style-name="Standard"><text:s/></text:p>
      <text:p text:style-name="Standard">Jul 2011 – Jul 2012 <text:s/>Export/Import Assistant Manager, Afghan Union Traders, Delhi India. <text:s/></text:p>
      <text:p text:style-name="Standard"><text:s/></text:p>
      <text:p text:style-name="Standard">Dec 2010 – Jul 2011 <text:s text:c="2"/>Admin/Finance Officer, Softek Avenue, Kerala India. </text:p>
      <text:p text:style-name="Standard"><text:s/></text:p>
      <text:p text:style-name="Standard">Jul 2008 – Nov 2009 <text:s text:c="2"/>Procurement Officer, Omid Ashna Cc, Kabul Afg. </text:p>
      <text:p text:style-name="Standard"><text:s/></text:p>
      <text:p text:style-name="Standard"><text:s/></text:p>
      <text:p text:style-name="Standard"><text:s/></text:p>
      <text:p text:style-name="Standard">Academic Qualification <text:s/></text:p>
      <text:p text:style-name="Standard">2010 - 2013 Bachelors of Commerce whit finance </text:p>
      <text:p text:style-name="Standard">University of Calicut - Calicut, Kerala, India </text:p>
      <text:p text:style-name="Standard"><text:s/></text:p>
      <text:p text:style-name="P2">2006 - 2008 High School Graduated <text:s text:c="2"/></text:p>
      <text:p text:style-name="P3"><text:span text:style-name="T1">GhulamHaidar khan high school - Kabul, Afghanistan </text:span></text:p>
      <text:p text:style-name="P1"><text:s/></text:p>
      <text:p text:style-name="Standard">2012 - 2013 Completed MIFA (<text:span text:style-name="T1">Master </text:span>in Indian &amp; Foreign Accounting) </text:p>
      <text:p text:style-name="Standard">Bharath Education Foundation Calicut, Kerala, India </text:p>
      <text:p text:style-name="Standard"><text:s/></text:p>
      <text:p text:style-name="Standard">2008 – 2009 Completed Diploma in Information Technology </text:p>
      <text:p text:style-name="Standard">KARDAN INSTITUTE - Kabul Afghanistan. </text:p>
      <text:p text:style-name="Standard"><text:s/></text:p>
      <text:p text:style-name="Standard">2006 – 2007 <text:s text:c="3"/>Diploma within (C.I.T) </text:p>
      <text:p text:style-name="Standard"><text:s text:c="29"/>HAWCA Computer Course,Kabul, Afghanistan </text:p>
      <text:p text:style-name="Standard"><text:s/></text:p>
      <text:p text:style-name="Standard">LANGAUGE </text:p>
      <text:p text:style-name="Standard"><text:s/></text:p>
      <text:p text:style-name="Standard">Dari: <text:s/>Native <text:s/></text:p>
      <text:p text:style-name="Standard">Pashto: Fluent <text:s/></text:p>
      <text:p text:style-name="Standard">English: Fluent </text:p>
      <text:p text:style-name="Standard"><text:soft-page-break/>Urdu: <text:s/>Very good </text:p>
      <text:p text:style-name="Standard">Deutsch: good </text:p>
      <text:p text:style-name="Standard"><text:s/></text:p>
      <text:p text:style-name="Standard">Reference: </text:p>
      <text:p text:style-name="Standard">Reference will be provided upon your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0T15:00:32.90</meta:creation-date>
    <dc:date>2019-04-10T16:27:30.10</dc:date>
    <meta:editing-duration>PT1H26M5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2" meta:paragraph-count="54" meta:word-count="213" meta:character-count="1514"/>
  </office:meta>
</office:document-meta>
</file>